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9pt"/>
    </style:style>
    <style:style style:name="co2" style:family="table-column">
      <style:table-column-properties fo:break-before="auto" style:column-width="133.71pt"/>
    </style:style>
    <style:style style:name="co3" style:family="table-column">
      <style:table-column-properties fo:break-before="auto" style:column-width="212.71pt"/>
    </style:style>
    <style:style style:name="co4" style:family="table-column">
      <style:table-column-properties fo:break-before="auto" style:column-width="247.21pt"/>
    </style:style>
    <style:style style:name="co5" style:family="table-column">
      <style:table-column-properties fo:break-before="auto" style:column-width="179.09pt"/>
    </style:style>
    <style:style style:name="co6" style:family="table-column">
      <style:table-column-properties fo:break-before="auto" style:column-width="200.01pt"/>
    </style:style>
    <style:style style:name="co7" style:family="table-column">
      <style:table-column-properties fo:break-before="auto" style:column-width="96.4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86.15pt"/>
    </style:style>
    <style:style style:name="co10" style:family="table-column">
      <style:table-column-properties fo:break-before="auto" style:column-width="285.14pt"/>
    </style:style>
    <style:style style:name="co11" style:family="table-column">
      <style:table-column-properties fo:break-before="auto" style:column-width="192.5pt"/>
    </style:style>
    <style:style style:name="co12" style:family="table-column">
      <style:table-column-properties fo:break-before="auto" style:column-width="129.15pt"/>
    </style:style>
    <style:style style:name="co13" style:family="table-column">
      <style:table-column-properties fo:break-before="auto" style:column-width="67.41pt"/>
    </style:style>
    <style:style style:name="co14" style:family="table-column">
      <style:table-column-properties fo:break-before="auto" style:column-width="237pt"/>
    </style:style>
    <style:style style:name="co15" style:family="table-column">
      <style:table-column-properties fo:break-before="auto" style:column-width="287.89pt"/>
    </style:style>
    <style:style style:name="co16" style:family="table-column">
      <style:table-column-properties fo:break-before="auto" style:column-width="157.29pt"/>
    </style:style>
    <style:style style:name="co17" style:family="table-column">
      <style:table-column-properties fo:break-before="auto" style:column-width="212.51pt"/>
    </style:style>
    <style:style style:name="co18" style:family="table-column">
      <style:table-column-properties fo:break-before="auto" style:column-width="60.09pt"/>
    </style:style>
    <style:style style:name="co19" style:family="table-column">
      <style:table-column-properties fo:break-before="auto" style:column-width="169.99pt"/>
    </style:style>
    <style:style style:name="co20" style:family="table-column">
      <style:table-column-properties fo:break-before="auto" style:column-width="302.4pt"/>
    </style:style>
    <style:style style:name="co21" style:family="table-column">
      <style:table-column-properties fo:break-before="auto" style:column-width="228.84pt"/>
    </style:style>
    <style:style style:name="co22" style:family="table-column">
      <style:table-column-properties fo:break-before="auto" style:column-width="109.84pt"/>
    </style:style>
    <style:style style:name="co23" style:family="table-column">
      <style:table-column-properties fo:break-before="auto" style:column-width="281.51pt"/>
    </style:style>
    <style:style style:name="co24" style:family="table-column">
      <style:table-column-properties fo:break-before="auto" style:column-width="159.79pt"/>
    </style:style>
    <style:style style:name="co25" style:family="table-column">
      <style:table-column-properties fo:break-before="auto" style:column-width="74.64pt"/>
    </style:style>
    <style:style style:name="co26" style:family="table-column">
      <style:table-column-properties fo:break-before="auto" style:column-width="277pt"/>
    </style:style>
    <style:style style:name="co27" style:family="table-column">
      <style:table-column-properties fo:break-before="auto" style:column-width="249pt"/>
    </style:style>
    <style:style style:name="co28" style:family="table-column">
      <style:table-column-properties fo:break-before="auto" style:column-width="185.2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90.99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113.41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a93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10.01pt"/>
      <style:text-properties fo:color="#00a933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10.01pt"/>
      <style:text-properties fo:color="#00a933" style:font-name="Liberation Sans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10.01pt"/>
      <style:text-properties fo:color="#00a9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10.01pt"/>
      <style:text-properties fo:color="#00a9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19" style:family="table-cell" style:parent-style-name="Default">
      <style:text-properties fo:color="#00a933"/>
    </style:style>
    <style:style style:name="ce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cccc"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10.01pt"/>
      <style:text-properties fo:color="#00a933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10.01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10.01pt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background-color="#cccccc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vertical-align="top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10.01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wrap-option="wrap" style:vertical-align="top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</style:style>
    <style:style style:name="ce31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wrap-option="wrap"/>
    </style:style>
    <style:style style:name="ce58" style:family="table-cell" style:parent-style-name="Default">
      <style:table-cell-properties fo:background-color="#ffff00" fo:border="0.06pt solid #000000"/>
      <style:text-properties fo:color="#2a6099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cccc" fo:wrap-option="wrap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a933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style:vertical-align="middle"/>
    </style:style>
    <style:style style:name="ce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a933"/>
    </style:style>
    <style:style style:name="ce7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2" style:family="table-cell" style:parent-style-name="Default">
      <style:table-cell-properties fo:background-color="#ffff00" fo:border="0.06pt solid #000000"/>
    </style:style>
    <style:style style:name="ce6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8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00" style:vertical-align="top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10.01pt"/>
    </style:style>
    <style:style style:name="ce9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10.01pt"/>
    </style:style>
    <style:style style:name="ce9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07" style:family="table-cell" style:parent-style-name="Default">
      <style:table-cell-properties fo:background-color="#ffff00" fo:border="0.06pt solid #000000" style:vertical-align="top"/>
    </style:style>
    <style:style style:name="ce96" style:family="table-cell" style:parent-style-name="Default">
      <style:table-cell-properties fo:background-color="#000000" fo:border="0.06pt solid #000000" style:vertical-align="top"/>
    </style:style>
    <style:style style:name="ce97" style:family="table-cell" style:parent-style-name="Default">
      <style:table-cell-properties fo:background-color="#000000" fo:border="0.06pt solid #000000"/>
      <style:text-properties fo:color="#2a6099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-asian="Lucida Sans" style:font-name-complex="Lucida Sans"/>
    </style:style>
    <style:style style:name="T5" style:family="text">
      <style:text-properties fo:language="en" fo:country="none" style:font-name-asian="Liberation Sans" style:font-name-complex="Liberation Sans" style:font-size-asian="8.5pt" style:font-size-complex="8.5pt"/>
    </style:style>
    <style:style style:name="T6" style:family="text">
      <style:text-properties fo:language="en" fo:country="none" style:font-name-asian="Lucida Sans" style:font-name-complex="Lucida Sans" style:font-size-asian="8.5pt" style:font-size-complex="8.5pt"/>
    </style:style>
    <style:style style:name="T7" style:family="text">
      <style:text-properties fo:language="en" fo:country="none" style:font-size-asian="8.5pt" style:font-size-complex="8.5pt" style:font-name-asian="Liberation Sans" style:font-name-complex="Liberation Sans"/>
    </style:style>
    <style:style style:name="T8" style:family="text">
      <style:text-properties style:font-name="Lucida Sans" fo:font-size="8.5pt" fo:language="en" fo:country="none" style:font-name-asian="Lucida Sans" style:font-name-complex="Lucida Sans" style:font-size-asian="8.5pt" style:font-size-complex="8.5pt"/>
    </style:style>
    <style:style style:name="T9" style:family="text">
      <style:text-properties fo:font-size="8.5pt" fo:language="en" fo:country="none" style:font-size-asian="8.5pt" style:font-size-complex="8.5pt" style:font-name="Liberation Sans" style:font-name-asian="Liberation Sans" style:font-name-complex="Liberation Sans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style:use-window-font-color="true" style:font-name="Liberation Sans" fo:font-size="10pt" style:letter-kerning="true" fo:language="en" fo:country="US" style:language-asian="hi" style:country-asian="IN" style:font-name-asian="Lucida Sans" style:font-size-asian="10pt" style:font-size-complex="10pt"/>
    </style:style>
    <style:style style:name="T12" style:family="text">
      <style:text-properties style:use-window-font-color="true" style:font-name="Liberation Sans" fo:font-size="10pt" fo:font-weight="normal" style:letter-kerning="true" fo:language="en" fo:country="US" style:language-asian="hi" style:country-asian="IN" style:font-name-asian="Lucida Sans" style:font-size-asian="10pt" style:font-size-complex="10pt" style:font-weight-asian="normal" style:font-weight-complex="normal"/>
    </style:style>
    <style:style style:name="T13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Lucida Sans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Cognitive-AI</text:p>
          </table:table-cell>
          <table:table-cell table:style-name="ce1" office:value-type="string" calcext:value-type="string">
            <text:p>Udemy</text:p>
          </table:table-cell>
          <table:table-cell table:style-name="ce1" office:value-type="string" calcext:value-type="string">
            <text:p>Data-Lit</text:p>
          </table:table-cell>
          <table:table-cell table:style-name="ce1" office:value-type="string" calcext:value-type="string">
            <text:p>Stat-Quest</text:p>
          </table:table-cell>
          <table:table-cell table:style-name="ce1" office:value-type="string" calcext:value-type="string">
            <text:p>ML-Analysis-Steps</text:p>
          </table:table-cell>
          <table:table-cell table:style-name="ce1" office:value-type="string" calcext:value-type="string">
            <text:p>AndreNg</text:p>
          </table:table-cell>
          <table:table-cell table:style-name="ce9" table:number-columns-repeated="1017"/>
        </table:table-row>
        <table:table-row table:style-name="ro2">
          <table:table-cell/>
          <table:table-cell table:style-name="ce2" office:value-type="string" calcext:value-type="string">
            <text:p>Welcome</text:p>
          </table:table-cell>
          <table:table-cell table:style-name="ce2" office:value-type="string" calcext:value-type="string">
            <text:p>Data Pre-processing</text:p>
          </table:table-cell>
          <table:table-cell table:style-name="ce2" office:value-type="string" calcext:value-type="string">
            <text:p>Data Collection</text:p>
          </table:table-cell>
          <table:table-cell table:style-name="ce19" office:value-type="string" calcext:value-type="string">
            <text:p>Confidence Interval</text:p>
          </table:table-cell>
          <table:table-cell table:style-name="ce2" office:value-type="string" calcext:value-type="string">
            <text:p>Basic Statistics</text:p>
          </table:table-cell>
          <table:table-cell office:value-type="string" calcext:value-type="string">
            <text:p>Linear Regression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Machine Learning</text:p>
          </table:table-cell>
          <table:table-cell table:style-name="ce2" office:value-type="string" calcext:value-type="string">
            <text:p>Regression</text:p>
          </table:table-cell>
          <table:table-cell office:value-type="string" calcext:value-type="string">
            <text:p>Python RegEx</text:p>
          </table:table-cell>
          <table:table-cell table:style-name="ce19" office:value-type="string" calcext:value-type="string">
            <text:p>Calculate Pvalue</text:p>
          </table:table-cell>
          <table:table-cell table:style-name="ce3" office:value-type="string" calcext:value-type="string">
            <text:p>Descriptive Statistics</text:p>
          </table:table-cell>
          <table:table-cell office:value-type="string" calcext:value-type="string">
            <text:p>Logistic Regression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Intro</text:p>
          </table:table-cell>
          <table:table-cell table:style-name="ce16" office:value-type="string" calcext:value-type="string">
            <text:p>Simple Linear Regression</text:p>
          </table:table-cell>
          <table:table-cell office:value-type="string" calcext:value-type="string">
            <text:p>Twitter Web Scraping for Sentiment Analysis</text:p>
          </table:table-cell>
          <table:table-cell table:style-name="ce19" office:value-type="string" calcext:value-type="string">
            <text:p>Learning Curve</text:p>
          </table:table-cell>
          <table:table-cell table:style-name="ce3" office:value-type="string" calcext:value-type="string">
            <text:p>Probability Distribution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Python for ML</text:p>
          </table:table-cell>
          <table:table-cell table:style-name="ce3" office:value-type="string" calcext:value-type="string">
            <text:p>Multiple Linear Regression</text:p>
          </table:table-cell>
          <table:table-cell office:value-type="string" calcext:value-type="string">
            <text:p>SQL Techniques</text:p>
          </table:table-cell>
          <table:table-cell table:style-name="ce19" office:value-type="string" calcext:value-type="string">
            <text:p>Fitting_A_Curve</text:p>
          </table:table-cell>
          <table:table-cell table:style-name="ce3" office:value-type="string" calcext:value-type="string">
            <text:p>Point Estimates and Confidence Interval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Supervised/Unsupervised</text:p>
          </table:table-cell>
          <table:table-cell table:style-name="ce3" office:value-type="string" calcext:value-type="string">
            <text:p>Polynomial Regression</text:p>
          </table:table-cell>
          <table:table-cell office:value-type="string" calcext:value-type="string">
            <text:p>Cleaning Text Data</text:p>
          </table:table-cell>
          <table:table-cell table:style-name="ce19" office:value-type="string" calcext:value-type="string">
            <text:p>Regularization Ridge-Lasso-ElasticNet</text:p>
          </table:table-cell>
          <table:table-cell table:style-name="ce2" office:value-type="string" calcext:value-type="string">
            <text:p>Inferential Statistics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Regression</text:p>
          </table:table-cell>
          <table:table-cell table:style-name="ce3" office:value-type="string" calcext:value-type="string">
            <text:p>SVR</text:p>
          </table:table-cell>
          <table:table-cell office:value-type="string" calcext:value-type="string">
            <text:p>Data Cleaning Tutorial with OpenRefine</text:p>
          </table:table-cell>
          <table:table-cell table:style-name="ce19" office:value-type="string" calcext:value-type="string">
            <text:p>Probability VS Likelihood</text:p>
          </table:table-cell>
          <table:table-cell table:style-name="ce3" office:value-type="string" calcext:value-type="string">
            <text:p>Hypothesis Testing and the T-Test</text:p>
          </table:table-cell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Intro To Regression</text:p>
          </table:table-cell>
          <table:table-cell table:style-name="ce3" office:value-type="string" calcext:value-type="string">
            <text:p>Decision Tree Regression</text:p>
          </table:table-cell>
          <table:table-cell table:style-name="ce2" office:value-type="string" calcext:value-type="string">
            <text:p>Statistics and Probability</text:p>
          </table:table-cell>
          <table:table-cell table:style-name="ce19" office:value-type="string" calcext:value-type="string">
            <text:p>Gradient Descent</text:p>
          </table:table-cell>
          <table:table-cell table:style-name="ce3" office:value-type="string" calcext:value-type="string">
            <text:p>Chi-Squared Tests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Simple Linear Regression</text:p>
          </table:table-cell>
          <table:table-cell table:style-name="ce3" office:value-type="string" calcext:value-type="string">
            <text:p>Random Forest Regression </text:p>
          </table:table-cell>
          <table:table-cell office:value-type="string" calcext:value-type="string">
            <text:p>Credit Scoring</text:p>
          </table:table-cell>
          <table:table-cell table:style-name="ce19" office:value-type="string" calcext:value-type="string">
            <text:p>Linear Regression </text:p>
          </table:table-cell>
          <table:table-cell table:style-name="ce3" office:value-type="string" calcext:value-type="string">
            <text:p>Analysis of Variance (ANOVA)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Multiple Linear Regression</text:p>
          </table:table-cell>
          <table:table-cell table:style-name="ce3" office:value-type="string" calcext:value-type="string">
            <text:p>Evaluating Regression Models Performance</text:p>
          </table:table-cell>
          <table:table-cell office:value-type="string" calcext:value-type="string">
            <text:p>Discrete Probability</text:p>
          </table:table-cell>
          <table:table-cell table:style-name="ce19" office:value-type="string" calcext:value-type="string">
            <text:p>Multiple Linear Regression</text:p>
          </table:table-cell>
          <table:table-cell table:style-name="ce2" office:value-type="string" calcext:value-type="string">
            <text:p>Predictive Modeling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Model evaluation methods</text:p>
          </table:table-cell>
          <table:table-cell table:style-name="ce3" office:value-type="string" calcext:value-type="string">
            <text:p>Regularization Methods</text:p>
          </table:table-cell>
          <table:table-cell office:value-type="string" calcext:value-type="string">
            <text:p>Random Variables</text:p>
          </table:table-cell>
          <table:table-cell office:value-type="string" calcext:value-type="string">
            <text:p>Logistic Regression</text:p>
          </table:table-cell>
          <table:table-cell table:style-name="ce3" office:value-type="string" calcext:value-type="string">
            <text:p>Linear Regression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Evaluation Metrics</text:p>
          </table:table-cell>
          <table:table-cell/>
          <table:table-cell office:value-type="string" calcext:value-type="string">
            <text:p>Central Limit Theorem</text:p>
          </table:table-cell>
          <table:table-cell table:style-name="ce19" office:value-type="string" calcext:value-type="string">
            <text:p>GridSearchCV RandomizedSearchCV</text:p>
          </table:table-cell>
          <table:table-cell table:style-name="ce7" office:value-type="string" calcext:value-type="string">
            <text:p>Logistic Regression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Non-linear Regression</text:p>
          </table:table-cell>
          <table:table-cell/>
          <table:table-cell table:style-name="ce2" office:value-type="string" calcext:value-type="string">
            <text:p>Visualization</text:p>
          </table:table-cell>
          <table:table-cell/>
          <table:table-cell table:style-name="ce7" office:value-type="string" calcext:value-type="string">
            <text:p>Decision Tre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Big Data Visualization <text:s text:c="16"/></text:p>
          </table:table-cell>
          <table:table-cell/>
          <table:table-cell table:style-name="ce7" office:value-type="string" calcext:value-type="string">
            <text:p>Random Forest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ypes of Visualizations <text:s text:c="15"/></text:p>
          </table:table-cell>
          <table:table-cell/>
          <table:table-cell office:value-type="string" calcext:value-type="string">
            <text:p>Accuracy_Precision_Sensitivity-Recall_Specificit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Data Visualization with Python Tutorial</text:p>
          </table:table-cell>
          <table:table-cell/>
          <table:table-cell office:value-type="string" calcext:value-type="string">
            <text:p>Bias-Varian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Dimensionality Reduction <text:s text:c="14"/></text:p>
          </table:table-cell>
          <table:table-cell/>
          <table:table-cell office:value-type="string" calcext:value-type="string">
            <text:p>Confusion-Matrix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Regression</text:p>
          </table:table-cell>
          <table:table-cell/>
          <table:table-cell office:value-type="string" calcext:value-type="string">
            <text:p>Correlation_Coefficient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7" office:value-type="string" calcext:value-type="string">
            <text:p>Regression Mathematics <text:s text:c="23"/></text:p>
          </table:table-cell>
          <table:table-cell/>
          <table:table-cell office:value-type="string" calcext:value-type="string">
            <text:p>Cross-Validation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7" office:value-type="string" calcext:value-type="string">
            <text:p>Linear Regression in Python Tutorial <text:s text:c="23"/></text:p>
          </table:table-cell>
          <table:table-cell/>
          <table:table-cell office:value-type="string" calcext:value-type="string">
            <text:p>ROC_AUC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7" office:value-type="string" calcext:value-type="string">
            <text:p>Types of Regression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Reading Assignment (Ridge and Lasso Regression)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Logistic Regression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 calcext:value-type="string">
            <text:p>Supervised Learning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Kaggle Practice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Support Vector Machin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Logistic Regression (Assignment)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Support Vector Regressi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Feed Forward Neural Networks</text:p>
          </table:table-cell>
          <table:table-cell table:number-columns-repeated="1020"/>
        </table:table-row>
      </table:table>
      <table:table table:name="Data-Lit" table:style-name="ta1">
        <table:table-column table:style-name="co4" table:default-cell-style-name="ce25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Data-Lit</text:p>
          </table:table-cell>
          <table:table-cell table:style-name="ce26" office:value-type="string" calcext:value-type="string">
            <text:p>Code Files</text:p>
          </table:table-cell>
          <table:table-cell table:style-name="ce26" office:value-type="string" calcext:value-type="string">
            <text:p>Concepts</text:p>
          </table:table-cell>
          <table:table-cell table:style-name="ce26" office:value-type="string" calcext:value-type="string">
            <text:p>User-Defined Functions</text:p>
          </table:table-cell>
          <table:table-cell table:style-name="ce26" office:value-type="string" calcext:value-type="string">
            <text:p>Visualization</text:p>
          </table:table-cell>
          <table:table-cell table:style-name="ce32" office:value-type="string" calcext:value-type="string">
            <text:p>ML Type</text:p>
          </table:table-cell>
          <table:table-cell/>
        </table:table-row>
        <table:table-row table:style-name="ro2">
          <table:table-cell table:style-name="ce22" office:value-type="string" calcext:value-type="string">
            <text:p>Data Collection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text:p>Python RegEx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text:p>Twitter Web Scraping for Sentiment Analysis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text:p>SQL Techniques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Cleaning Text Data</text:p>
          </table:table-cell>
          <table:table-cell table:style-name="ce28" office:value-type="string" calcext:value-type="string">
            <text:p><text:a xlink:href="https://github.com/Gurubux/Data-Lit/blob/master/1-DataCollection/1.2_Twitter_Web_Scraping_for_Sentiment_Analysis/Sentiment_Analysis.ipynb" xlink:type="simple">Sentiment Analysis</text:a></text:p>
            <text:p><text:a xlink:href="https://github.com/Gurubux/Data-Lit/blob/master/1-DataCollection/1.4_Cleaning_Data/CleaningData.ipynb" xlink:type="simple">CleaningData</text:a></text:p>
            <text:p><text:a xlink:href="https://github.com/Gurubux/Data-Lit/blob/master/1-DataCollection/1.4_Cleaning_Data/WebScrapping_WikipediaWords.ipynb" xlink:type="simple">WebScrapping_WikipediaWords</text:a></text:p>
            <text:p><text:a xlink:href="https://github.com/Gurubux/Data-Lit/blob/master/1-DataCollection/1.4_Cleaning_Data/Webscraping_MoviePostersFromImdb.ipynb" xlink:type="simple">Webscraping_MoviePostersFromImdb</text:a></text:p>
          </table:table-cell>
          <table:table-cell table:style-name="ce30" office:value-type="string" calcext:value-type="string">
            <text:p>1. WebScrapping Wikipedia Words </text:p>
            <text:p>2. BeautifulSoup</text:p>
            <text:p><text:span text:style-name="T1">3. nltk.tokenize – sent_tokenize, word_tokenize, stopwords,PorterStemmer</text:span></text:p>
            <text:p>4. Webscraping_MoviePostersFromImdb</text:p>
            <text:p>5. SentimentIntensityAnalyzer</text:p>
            <text:p>6. tweepy</text:p>
            <text:p>7. stop_words </text:p>
          </table:table-cell>
          <table:table-cell office:value-type="string" calcext:value-type="string">
            <text:p>collect_media_info</text:p>
            <text:p>remove_punctuation</text:p>
            <text:p>download_month_of_posters</text:p>
            <text:p>request_webpage</text:p>
          </table:table-cell>
          <table:table-cell office:value-type="string" calcext:value-type="string">
            <text:p>Pie Chart</text:p>
            <text:p>Tabulate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Data Cleaning Tutorial with OpenRefine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Statistics and Probability</text:p>
          </table:table-cell>
          <table:table-cell table:number-columns-repeated="6"/>
        </table:table-row>
        <table:table-row table:style-name="ro4">
          <table:table-cell table:style-name="ce27" office:value-type="string" calcext:value-type="string">
            <text:p>Credit Scoring</text:p>
          </table:table-cell>
          <table:table-cell table:style-name="ce29" office:value-type="string" calcext:value-type="string">
            <text:p><text:a xlink:href="https://github.com/llSourcell/LoanDefault-Prediction/blob/master/Loan_Default_Prediction_Final.ipynb" xlink:type="simple">Loan_Default_Prediction_Final.ipynb</text:a></text:p>
          </table:table-cell>
          <table:table-cell table:style-name="ce30" office:value-type="string" calcext:value-type="string">
            <text:p>Mean, Median, Mode, Geometric Mean, Harmonic Mean, Variance, Standard Deviation, Z-Score, Covariance, Correlation,Correlation Coefficient, Cross-Validation, Learning Curve, Roc Curve Plot And Function, Confusion Matrix Plot And <text:s/>Function, Feature Selection Using Rfe (Recursive Feature Elimination), Pca (Principal Component Analysis), classification_report</text:p>
          </table:table-cell>
          <table:table-cell table:style-name="ce31" office:value-type="string" calcext:value-type="string">
            <text:p><text:span text:style-name="T4">1.</text:span><text:span text:style-name="T5">PlotAUC -&gt; AUCROC Curve</text:span></text:p>
            <text:p><text:span text:style-name="T6">2.</text:span><text:span text:style-name="T7">plot_confusion_matrix</text:span></text:p>
            <text:p><text:span text:style-name="T6">3.</text:span><text:span text:style-name="T7">ModBootstrapper</text:span></text:p>
            <text:p><text:span text:style-name="T6">4.</text:span><text:span text:style-name="T7">lot_learning_curve</text:span></text:p>
          </table:table-cell>
          <table:table-cell office:value-type="string" calcext:value-type="string">
            <text:p><text:span text:style-name="T8">1.</text:span><text:span text:style-name="T9">plot_learning_curve</text:span></text:p>
            <text:p><text:span text:style-name="T8">2.</text:span><text:span text:style-name="T9">PlotAUC</text:span></text:p>
            <text:p><text:span text:style-name="T8">3.</text:span><text:span text:style-name="T9">plot_confusion_matrix</text:span></text:p>
            <text:p><text:span text:style-name="T8">4.</text:span><text:span text:style-name="T9">Feature Importance DT,RF</text:span></text:p>
            <text:p><text:span text:style-name="T8">5.</text:span><text:span text:style-name="T9">Heatmap</text:span></text:p>
            <text:p><text:span text:style-name="T8">6.</text:span><text:span text:style-name="T9">Plot Logarithmic Curve</text:span></text:p>
          </table:table-cell>
          <table:table-cell table:style-name="ce25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27" office:value-type="string" calcext:value-type="string">
            <text:p>Discrete Probability</text:p>
          </table:table-cell>
          <table:table-cell/>
          <table:table-cell office:value-type="string" calcext:value-type="string">
            <text:p>Expected Value, Bernoulli Distribution, Poisson Distribution</text:p>
          </table:table-cell>
          <table:table-cell table:number-columns-repeated="4"/>
        </table:table-row>
        <table:table-row table:style-name="ro5">
          <table:table-cell table:style-name="ce27" office:value-type="string" calcext:value-type="string">
            <text:p>Random Variables</text:p>
          </table:table-cell>
          <table:table-cell/>
          <table:table-cell table:style-name="ce30" office:value-type="string" calcext:value-type="string">
            <text:p><text:a xlink:href="https://github.com/Gurubux/Data-Lit/blob/master/2-StatisticsAndProbability/2.3-RandomVariables/DL-2.3-RandomVariables.txt" xlink:type="simple">Permutation, Combination, Probability, Random Variables, Constructing A Probability Distribution, Mean (Expected Value) Of A Discrete Random Variable, Variance And Standard Deviation Of A Discrete Random Variable, Area Under The Curve( CDF ), Probabil</text:a><text:a xlink:href="https://github.com/Gurubux/Data-Lit/blob/master/2-StatisticsAndProbability/2.3-RandomVariables/Probabilty%20in%20Normal%20Density%20Curves.txt" xlink:type="simple">Probability In Normal Density Curves</text:a>, </text:p>
            <text:p><text:a xlink:href="https://github.com/Gurubux/Data-Lit/blob/master/2-StatisticsAndProbability/2.3-RandomVariables/CHI-SQUARE%20and%20p-value.txt" xlink:type="simple">Chi-Square(X²) Test</text:a>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Central Limit Theorem</text:p>
          </table:table-cell>
          <table:table-cell office:value-type="string" calcext:value-type="string">
            <text:p><text:span text:style-name="T1"><text:a xlink:href="https://github.com/Gurubux/Data-Lit/blob/master/2-StatisticsAndProbability/2.4-CentralLimitTheorem/CentralLimitTheorem.ipynb" xlink:type="simple">CentralLimitTheorem.ipynb</text:a></text:span></text:p>
          </table:table-cell>
          <table:table-cell office:value-type="string" calcext:value-type="string">
            <text:p><text:span text:style-name="T1">Central Limit Theorem, </text:span>Sampling</text:p>
          </table:table-cell>
          <table:table-cell table:number-columns-repeated="4"/>
        </table:table-row>
        <table:table-row table:style-name="ro6">
          <table:table-cell table:style-name="ce27" office:value-type="string" calcext:value-type="string">
            <text:p>Homework Airlines</text:p>
          </table:table-cell>
          <table:table-cell office:value-type="string" calcext:value-type="string">
            <text:p><text:a xlink:href="https://github.com/Gurubux/Data-Lit/blob/master/2-StatisticsAndProbability/2.5-Homework_Airlines/airlines_least_delay_new.ipynb" xlink:type="simple">airlines_least_delay_new.ipynb</text:a></text:p>
          </table:table-cell>
          <table:table-cell office:value-type="string" calcext:value-type="string">
            <text:p>Statistics and Probabilities</text:p>
          </table:table-cell>
          <table:table-cell/>
          <table:table-cell office:value-type="string" calcext:value-type="string">
            <text:p>Histograms and types</text:p>
            <text:p>Density Curves</text:p>
          </table:table-cell>
          <table:table-cell table:style-name="ce46" office:value-type="string" calcext:value-type="string">
            <text:p>Probability, Likelihood</text:p>
          </table:table-cell>
          <table:table-cell/>
        </table:table-row>
        <table:table-row table:style-name="ro7">
          <table:table-cell table:style-name="ce27" office:value-type="string" calcext:value-type="string">
            <text:p>Reading Hypothesis Testing</text:p>
          </table:table-cell>
          <table:table-cell office:value-type="string" calcext:value-type="string">
            <text:p><text:a xlink:href="https://github.com/Gurubux/Data-Lit/blob/master/2-StatisticsAndProbability/2.6-ReadingAssignment_HypothesisTesting/Hypothesis_Testing_Demo_DataLit_Week_2.ipynb" xlink:type="simple">Hypothesis_Testing_Demo_DataLit_Week_2.ipynb</text:a></text:p>
            <text:p><text:a xlink:href="https://github.com/Gurubux/ML-Analysis-Steps/blob/master/InferentialStatistics/HypothesisTestingAndTheT-Test/HypothesisTestingAndTheT_Test_ConfidenceInterval.ipynb" xlink:type="simple">HypothesisTestingAndTheT_Test_ConfidenceInterval.ipynb</text:a></text:p>
          </table:table-cell>
          <table:table-cell table:style-name="ce30" office:value-type="string" calcext:value-type="string">
            <text:p><text:a xlink:href="https://github.com/Gurubux/ML-Analysis-Steps/blob/master/InferentialStatistics/HypothesisTestingAndTheT-Test/HypothesisTestingAndTheT-Test.txt" xlink:type="simple">T-test, Hypothesis Testing</text:a>, P-value, Standard Deviation, Null Hypothesis, Alternative Hypothesis, Significance (alpha), P-Value, <text:a xlink:href="https://github.com/Gurubux/ML-Analysis-Steps/blob/master/InferentialStatistics/HypothesisTestingAndTheT-Test/HypothesisTestingAndTheT-Test.txt" xlink:type="simple">Test Statistic, Type I error, Type II error</text:a>, Power, Z-Test, <text:a xlink:href="https://github.com/Gurubux/ML-Analysis-Steps/blob/master/InferentialStatistics/HypothesisTestingAndTheT-Test/HypothesisTestingAndTheT-Test.txt" xlink:type="simple">T-Test, One Sample vs Two Sample Test</text:a></text:p>
          </table:table-cell>
          <table:table-cell office:value-type="string" calcext:value-type="string">
            <text:p>draw_z_score</text:p>
            <text:p>normal_curve_confidence_shade</text:p>
          </table:table-cell>
          <table:table-cell office:value-type="string" calcext:value-type="string">
            <text:p>draw_z_score</text:p>
            <text:p>normal_curve_confidence_shade</text:p>
          </table:table-cell>
          <table:table-cell table:style-name="ce46"/>
          <table:table-cell/>
        </table:table-row>
        <table:table-row table:style-name="ro2">
          <table:table-cell table:style-name="ce22" office:value-type="string" calcext:value-type="string">
            <text:p>Visualization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Big Data Visualization <text:s text:c="16"/></text:p>
          </table:table-cell>
          <table:table-cell office:value-type="string" calcext:value-type="string">
            <text:p><text:a xlink:href="https://github.com/Gurubux/Data-Lit/blob/master/3-DataVisualization/3.1-BigDataVisualization/DataLit_3_1_DV_pml_training.ipynb" xlink:type="simple">DataLit_3_1_DV_pml_training.ipynb</text:a></text:p>
          </table:table-cell>
          <table:table-cell office:value-type="string" calcext:value-type="string">
            <text:p>TSNE(t-distributed Stochastic Neighbor Embedding)</text:p>
          </table:table-cell>
          <table:table-cell table:number-columns-repeated="4"/>
        </table:table-row>
        <table:table-row table:style-name="ro8">
          <table:table-cell table:style-name="ce35" office:value-type="string" calcext:value-type="string" table:number-columns-spanned="1" table:number-rows-spanned="2">
            <text:p>Types of Visualizations <text:s text:c="15"/></text:p>
          </table:table-cell>
          <table:table-cell table:style-name="ce41" office:value-type="string" calcext:value-type="string" table:number-columns-spanned="1" table:number-rows-spanned="2">
            <text:p><text:span text:style-name="T1">1. </text:span><text:span text:style-name="T1"><text:a xlink:href="https://nbviewer.jupyter.org/github/Gurubux/Data-Lit/blob/master/3-DataVisualization/3.2-TypesOfVisualization/Plotly%20Whirlwind%20Introduction-Extended.ipynb" xlink:type="simple">Plotly Whirlwind Introduction-Extended</text:a></text:span></text:p>
            <text:p><text:span text:style-name="T1">2. </text:span><text:span text:style-name="T1"><text:a xlink:href="https://nbviewer.jupyter.org/github/WillKoehrsen/Data-Analysis/blob/master/medium/Medium%20Stats%20Analysis.ipynb" xlink:type="simple">MediumStatsAnalysis.ipynb</text:a></text:span></text:p>
            <text:p/>
          </table:table-cell>
          <table:table-cell table:style-name="ce43" office:value-type="string" calcext:value-type="string" table:number-columns-spanned="5" table:number-rows-spanned="1">
            <text:p><text:span text:style-name="T2">1. </text:span></text:p>
            <text:p><text:span text:style-name="T2">Univariate (Single Variable) Distributions - </text:span><text:span text:style-name="T3">Histograms,Percentage Histogram, Grouped Histogram, Overlaid Histogram, Bar Plot, Bar Plot with Two Categories, Bar Plot with Second Y-Axis, Boxplot, Boxplot with Different Categories, </text:span></text:p>
            <text:p><text:span text:style-name="T2">Scatter Plots</text:span><text:span text:style-name="T3"> – Time-Series, Two Variables Time-Series, Text Annotations on Plot, Two Numeric Variables Scatterplot, Two Variables with Best Fit Line, Log Scale, Scatterplot By Category, Cumulative Plot</text:span></text:p>
            <text:p><text:span text:style-name="T2">More than 2 Variables - </text:span><text:span text:style-name="T3">Secondary Y-Axis, Three Variables with a Category, Three Numeric Variables, Four Variables, Five Variables, Limiting Range and Adding Lines to Plots, </text:span></text:p>
            <text:p><text:span text:style-name="T2">Scatter Matrix, Heatmap, Spread, Ratio, Themes, Colorscales in cufflinks, Colorscales in Plotly, Pie Chart</text:span></text:p>
            <text:p><text:span text:style-name="T2">3D Surface Plot, 3D Scatter Plot, 3D Bubble Chart</text:span></text:p>
            <text:p/>
          </table:table-cell>
          <table:covered-table-cell table:number-columns-repeated="4"/>
        </table:table-row>
        <table:table-row table:style-name="ro9">
          <table:covered-table-cell table:style-name="ce27"/>
          <table:covered-table-cell/>
          <table:table-cell table:style-name="ce27" office:value-type="string" calcext:value-type="string" table:number-columns-spanned="2" table:number-rows-spanned="1">
            <text:p><text:span text:style-name="T2">2.</text:span></text:p>
            <text:p><text:span text:style-name="T1">Correlation Heatmap, Scatterplot Matrix, Histograms, Cumulative Plot, With Range Slider, Scatter Plots</text:span></text:p>
            <text:p><text:span text:style-name="T2">Univariate Linear Regressions</text:span><text:span text:style-name="T3">, Views Regressed by Word Count, Read Ratio Regressed by Reading Time</text:span></text:p>
            <text:p><text:span text:style-name="T2">Univariate Polynomial Regressions, </text:span></text:p>
            <text:p><text:span text:style-name="T2">Multivariate Regressions</text:span></text:p>
            <text:p><text:span text:style-name="T2">Extrapolations</text:span></text:p>
          </table:table-cell>
          <table:covered-table-cell/>
          <table:table-cell table:number-columns-repeated="3"/>
        </table:table-row>
        <table:table-row table:style-name="ro2">
          <table:table-cell table:style-name="ce27" office:value-type="string" calcext:value-type="string">
            <text:p>Data Visualization with Python Tutorial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Dimensionality Reduction <text:s text:c="14"/>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Regression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Regression Mathematics <text:s text:c="23"/></text:p>
          </table:table-cell>
          <table:table-cell table:style-name="Default"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5"/>
        </table:table-row>
        <table:table-row table:style-name="ro2">
          <table:table-cell table:style-name="ce27" office:value-type="string" calcext:value-type="string">
            <text:p>Linear Regression in Python Tutorial <text:s text:c="23"/></text:p>
          </table:table-cell>
          <table:table-cell table:style-name="Default"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5"/>
        </table:table-row>
        <table:table-row table:style-name="ro2">
          <table:table-cell table:style-name="ce27" office:value-type="string" calcext:value-type="string">
            <text:p>Types of Regression <text:s text:c="23"/>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Reading Assignment (Ridge and Lasso Regression)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Logistic Regression <text:s text:c="23"/></text:p>
          </table:table-cell>
          <table:table-cell table:number-columns-repeated="4"/>
          <table:table-cell table:style-name="ce58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22" office:value-type="string" calcext:value-type="string">
            <text:p>Supervised Learning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Kaggle Practice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Support Vector Machines</text:p>
          </table:table-cell>
          <table:table-cell table:number-columns-repeated="4"/>
          <table:table-cell table:style-name="ce58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27" office:value-type="string" calcext:value-type="string">
            <text:p>Logistic Regression (Assignment)</text:p>
          </table:table-cell>
          <table:table-cell table:number-columns-repeated="4"/>
          <table:table-cell table:style-name="ce58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27" office:value-type="string" calcext:value-type="string">
            <text:p>Support Vector Regression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Feed Forward Neural Networks</text:p>
          </table:table-cell>
          <table:table-cell table:number-columns-repeated="6"/>
        </table:table-row>
        <table:table-row table:style-name="ro2" table:number-rows-repeated="104854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ognitive" table:style-name="ta1">
        <table:table-column table:style-name="co2" table:default-cell-style-name="Default"/>
        <table:table-column table:style-name="co14" table:default-cell-style-name="Default"/>
        <table:table-column table:style-name="co15" table:default-cell-style-name="ce46"/>
        <table:table-column table:style-name="co16" table:default-cell-style-name="Default"/>
        <table:table-column table:style-name="co17" table:default-cell-style-name="ce46"/>
        <table:table-column table:style-name="co18" table:default-cell-style-name="Default"/>
        <table:table-row table:style-name="ro1">
          <table:table-cell table:style-name="ce1" office:value-type="string" calcext:value-type="string">
            <text:p>Cognitive-AI</text:p>
          </table:table-cell>
          <table:table-cell table:style-name="ce26" office:value-type="string" calcext:value-type="string">
            <text:p>Code Files</text:p>
          </table:table-cell>
          <table:table-cell table:style-name="ce50" office:value-type="string" calcext:value-type="string">
            <text:p>Concepts</text:p>
          </table:table-cell>
          <table:table-cell table:style-name="ce26" office:value-type="string" calcext:value-type="string">
            <text:p>User-Defined Functions</text:p>
          </table:table-cell>
          <table:table-cell table:style-name="ce50" office:value-type="string" calcext:value-type="string">
            <text:p>Visualization</text:p>
          </table:table-cell>
          <table:table-cell table:style-name="ce32" office:value-type="string" calcext:value-type="string">
            <text:p>ML Type</text:p>
          </table:table-cell>
        </table:table-row>
        <table:table-row table:style-name="ro2">
          <table:table-cell table:style-name="ce2" office:value-type="string" calcext:value-type="string">
            <text:p>Welcome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Machine Learning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Intro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Python for ML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Supervised/Unsupervised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Regression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Intro To Regression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Simple Linear Regression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Multiple Linear Regress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style-name="ce51" office:value-type="string" calcext:value-type="string">
            <text:p>Multiple Linear Regression</text:p>
          </table:table-cell>
          <table:table-cell table:number-columns-repeated="2"/>
          <table:table-cell office:value-type="string" calcext:value-type="string">
            <text:p>Regression</text:p>
          </table:table-cell>
        </table:table-row>
        <table:table-row table:style-name="ro2">
          <table:table-cell table:style-name="ce6" office:value-type="string" calcext:value-type="string">
            <text:p>Model evaluation methods</text:p>
          </table:table-cell>
          <table:table-cell/>
          <table:table-cell office:value-type="string" calcext:value-type="string">
            <text:p>cross_val_score, ShuffleSplit,train/test split</text:p>
          </table:table-cell>
          <table:table-cell table:number-columns-repeated="3"/>
        </table:table-row>
        <table:table-row table:style-name="ro6">
          <table:table-cell table:style-name="ce7" office:value-type="string" calcext:value-type="string">
            <text:p>Evaluation Metrics</text:p>
          </table:table-cell>
          <table:table-cell/>
          <table:table-cell office:value-type="string" calcext:value-type="string">
            <text:p>MAE, MSE, RMSE, RSS, TSS, RAE, RSE, R², Adj R², F-value, P-value</text:p>
          </table:table-cell>
          <table:table-cell table:number-columns-repeated="3"/>
        </table:table-row>
        <table:table-row table:style-name="ro6">
          <table:table-cell table:style-name="ce6" office:value-type="string" calcext:value-type="string">
            <text:p>Non-linear Regression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office:value-type="string" calcext:value-type="string">
            <text:p>Log, Cubic, Quadratic, Exponential, Sigmoidal/Logistic, curve_fit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og, Cubic, Quadratic, Exponential, Sigmoidal /Logistic, curve_fit</text:p>
          </table:table-cell>
          <table:table-cell office:value-type="string" calcext:value-type="string">
            <text:p>Regression</text:p>
          </table:table-cell>
        </table:table-row>
        <table:table-row table:style-name="ro2" table:number-rows-repeated="104856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demy" table:style-name="ta1">
        <table:table-column table:style-name="co3" table:default-cell-style-name="ce25"/>
        <table:table-column table:style-name="co19" table:default-cell-style-name="ce25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9" table:default-cell-style-name="Default"/>
        <table:table-row table:style-name="ro1">
          <table:table-cell table:style-name="ce21" office:value-type="string" calcext:value-type="string">
            <text:p>Udemy</text:p>
          </table:table-cell>
          <table:table-cell table:style-name="ce21" office:value-type="string" calcext:value-type="string">
            <text:p>Code Files</text:p>
          </table:table-cell>
          <table:table-cell table:style-name="ce50" office:value-type="string" calcext:value-type="string">
            <text:p>Concepts</text:p>
          </table:table-cell>
          <table:table-cell table:style-name="ce26" office:value-type="string" calcext:value-type="string">
            <text:p>User-Defined Functions</text:p>
          </table:table-cell>
          <table:table-cell table:style-name="ce50" office:value-type="string" calcext:value-type="string">
            <text:p>Visualization</text:p>
          </table:table-cell>
          <table:table-cell table:style-name="ce32" office:value-type="string" calcext:value-type="string">
            <text:p>ML Type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Data Pre-processing</text:p>
          </table:table-cell>
          <table:table-cell office:value-type="string" calcext:value-type="string">
            <text:p><text:a xlink:href="https://github.com/Gurubux/Udemy-ML/tree/master/Machine_Learning_A-Z/Part1-Data_Preprocessing/Section%202%20-%20Part%201%20-%20Data%20Preprocessing" xlink:type="simple">Refer</text:a></text:p>
          </table:table-cell>
          <table:table-cell table:style-name="ce54" office:value-type="string" calcext:value-type="string">
            <text:p>Get The Dataset,Importing the libraries, Importing Dataset, Missing Data, Categorical Data, Splitting the Dataset into the Training set and Test set,Feature Scaling</text:p>
          </table:table-cell>
          <table:table-cell table:style-name="ce25" table:number-columns-repeated="1021"/>
        </table:table-row>
        <table:table-row table:style-name="ro2">
          <table:table-cell table:style-name="ce22" office:value-type="string" calcext:value-type="string">
            <text:p>Regression</text:p>
          </table:table-cell>
          <table:table-cell table:number-columns-repeated="1023"/>
        </table:table-row>
        <table:table-row table:style-name="ro2">
          <table:table-cell table:style-name="ce53" office:value-type="string" calcext:value-type="string">
            <text:p>Simple Linear Regression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Multiple Linear Regression</text:p>
          </table:table-cell>
          <table:table-cell table:style-name="ce54"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style-name="ce46" office:value-type="string" calcext:value-type="string">
            <text:p>P14-Step-by-step-Blueprints-For-Building-Models, Backward_Elimination_With_P-Values_And_Adjusted_R_Squared, Chisquare and p-Value</text:p>
          </table:table-cell>
          <table:table-cell office:value-type="string" calcext:value-type="string">
            <text:p>BackwardElimination_1, backwardElimination_2</text:p>
          </table:table-cell>
          <table:table-cell table:number-columns-repeated="1020"/>
        </table:table-row>
        <table:table-row table:style-name="ro2">
          <table:table-cell table:style-name="ce27" office:value-type="string" calcext:value-type="string">
            <text:p>Polynomial Regression</text:p>
          </table:table-cell>
          <table:table-cell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SVR</text:p>
          </table:table-cell>
          <table:table-cell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office:value-type="string" calcext:value-type="string">
            <text:p><text:a xlink:href="https://github.com/Gurubux/Udemy-ML/blob/master/Machine_Learning_A-Z/Part2-Regression/Section7-SupportVectorRegression-SVR/SupportVectorRegressionModel_SVR.odt" xlink:type="simple">SupportVectorRegressionModel_SVR</text:a>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Decision Tree Regress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office:value-type="string" calcext:value-type="string">
            <text:p>Classification &amp; Regression Trees(CART), 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andom Forest Regression 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Steps_RF.PNG" xlink:type="simple">Random Forest Steps</text:a>, <text:a xlink:href="https://github.com/Gurubux/Udemy-ML/blob/master/Machine_Learning_A-Z/Part2-Regression/Section9-RandomForestRegression/Bias-Variance.txt" xlink:type="simple">Bias-Variance</text:a>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Evaluating Regression Models Performance</text:p>
          </table:table-cell>
          <table:table-cell/>
          <table:table-cell office:value-type="string" calcext:value-type="string">
            <text:p><text:a xlink:href="https://github.com/Gurubux/Udemy-ML/blob/master/Machine_Learning_A-Z/Part2-Regression/Section10-EvaluatingRegressionModelsPerformance/P14-Regression-LR%2CPR%2CSVR%2CDT%2CRF-Pros-Cons.pdf" xlink:type="simple">Regression-LR,PR,SVR,DT,RF-Pros-Cons</text:a>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egularization Methods</text:p>
          </table:table-cell>
          <table:table-cell/>
          <table:table-cell office:value-type="string" calcext:value-type="string">
            <text:p><text:a xlink:href="https://github.com/Gurubux/Udemy-ML/blob/master/Machine_Learning_A-Z/Part2-Regression/Section11-RegularizationMethods/P14-Regularization.pdf" xlink:type="simple">Regularization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-Quest" table:style-name="ta1">
        <table:table-column table:style-name="co5" table:default-cell-style-name="ce64"/>
        <table:table-column table:style-name="co21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1018" table:default-cell-style-name="Default"/>
        <table:table-row table:style-name="ro1">
          <table:table-cell table:style-name="ce62" office:value-type="string" calcext:value-type="string">
            <text:p>Stat-Quest</text:p>
          </table:table-cell>
          <table:table-cell table:style-name="ce65" office:value-type="string" calcext:value-type="string">
            <text:p>Code Files</text:p>
          </table:table-cell>
          <table:table-cell table:style-name="ce66" office:value-type="string" calcext:value-type="string">
            <text:p>Concepts</text:p>
          </table:table-cell>
          <table:table-cell table:style-name="ce65" office:value-type="string" calcext:value-type="string">
            <text:p>User-Defined Functions</text:p>
          </table:table-cell>
          <table:table-cell table:style-name="ce66" office:value-type="string" calcext:value-type="string">
            <text:p>Visualization</text:p>
          </table:table-cell>
          <table:table-cell table:style-name="ce67" office:value-type="string" calcext:value-type="string">
            <text:p>ML Type</text:p>
          </table:table-cell>
          <table:table-cell table:style-name="ce68" office:value-type="string" calcext:value-type="string">
            <text:p>REMARKS</text:p>
          </table:table-cell>
          <table:table-cell table:style-name="ce70" table:number-columns-repeated="1017"/>
        </table:table-row>
        <table:table-row table:style-name="ro7">
          <table:table-cell table:style-name="ce63" office:value-type="string" calcext:value-type="string">
            <text:p>Confidence Interval</text:p>
          </table:table-cell>
          <table:table-cell table:style-name="ce30" office:value-type="string" calcext:value-type="string">
            <text:p><text:a xlink:href="https://github.com/Gurubux/StatQuest/blob/master/ConfidenceInterval/AnalysisOfVariance_ANOVA.ipynb" xlink:type="simple">AnalysisOfVariance_ANOVA.ipynb</text:a> <text:a xlink:href="https://github.com/Gurubux/StatQuest/blob/master/ConfidenceInterval/CHI_SQUARED_TESTS.ipynb" xlink:type="simple">CHI_SQUARED_TESTS.ipynb</text:a> <text:a xlink:href="https://github.com/Gurubux/StatQuest/blob/master/ConfidenceInterval/ConfidenceInterval.ipynb" xlink:type="simple">ConfidenceInterval.ipynb</text:a> <text:a xlink:href="https://github.com/Gurubux/StatQuest/blob/master/ConfidenceInterval/HypothesisTestingAndTheT_Test_ConfidenceInterval.ipynb" xlink:type="simple">HypothesisTestingAndTheT_Test_ConfidenceInterval.ipynb</text:a></text:p>
          </table:table-cell>
          <table:table-cell table:style-name="ce30" office:value-type="string" calcext:value-type="string">
            <text:p>z-critical value, t-critical value, point estimate PROPORTION and Mean</text:p>
          </table:table-cell>
          <table:table-cell table:number-columns-repeated="2" table:style-name="ce30" office:value-type="string" calcext:value-type="string">
            <text:p>draw_z_score, normal_curve_confidence_shade</text:p>
          </table:table-cell>
          <table:table-cell table:style-name="ce39" table:number-columns-repeated="1019"/>
        </table:table-row>
        <table:table-row table:style-name="ro2">
          <table:table-cell table:style-name="ce63" office:value-type="string" calcext:value-type="string">
            <text:p>Calculate Pvalue</text:p>
          </table:table-cell>
          <table:table-cell table:number-columns-repeated="1023"/>
        </table:table-row>
        <table:table-row table:style-name="ro5">
          <table:table-cell table:style-name="ce63" office:value-type="string" calcext:value-type="string">
            <text:p>Learning Curve</text:p>
          </table:table-cell>
          <table:table-cell table:style-name="ce39" office:value-type="string" calcext:value-type="string">
            <text:p><text:a xlink:href="https://github.com/Gurubux/StatQuest/blob/master/LearningCurve/Classification_Cars_LR_SVC_RF_LearCurv_ROC_ConfMatr.ipynb" xlink:type="simple">Classification_Cars_LR_SVC_RF_LearCurv_ROC_ConfMatr.ipynb</text:a> </text:p>
            <text:p><text:a xlink:href="https://github.com/Gurubux/StatQuest/blob/master/LearningCurve/LearningCurve.ipynb" xlink:type="simple">LearningCurve.ipynb</text:a> </text:p>
            <text:p><text:a xlink:href="https://github.com/Gurubux/Data-Lit/blob/master/2-StatisticsAndProbability/2.1-CreditScoring/Loan_Default_Prediction.ipynb" xlink:type="simple">Loan_Default_Prediction.ipynb</text:a></text:p>
          </table:table-cell>
          <table:table-cell table:style-name="ce39" office:value-type="string" calcext:value-type="string">
            <text:p>Bias Variance</text:p>
          </table:table-cell>
          <table:table-cell table:style-name="ce39" office:value-type="string" calcext:value-type="string">
            <text:p>plot_learning_curve,</text:p>
            <text:p>Plot_learning_curve_2</text:p>
          </table:table-cell>
          <table:table-cell table:style-name="ce39" office:value-type="string" calcext:value-type="string">
            <text:p>plot_learning_curve,</text:p>
            <text:p>Plot_learning_curve_2</text:p>
          </table:table-cell>
          <table:table-cell table:style-name="ce39" table:number-columns-repeated="1019"/>
        </table:table-row>
        <table:table-row table:style-name="ro7">
          <table:table-cell table:style-name="ce63" office:value-type="string" calcext:value-type="string">
            <text:p>Fitting_A_Curve</text:p>
          </table:table-cell>
          <table:table-cell table:style-name="ce39" office:value-type="string" calcext:value-type="string">
            <text:p><text:a xlink:href="https://github.com/Gurubux/StatQuest/blob/master/Fitting_A_Curve/StatQuest_FITTING_A_CURVE.R" xlink:type="simple">StatQuest_FITTING_A_CURVE.R</text:a></text:p>
          </table:table-cell>
          <table:table-cell table:style-name="ce39" office:value-type="string" calcext:value-type="string">
            <text:p><text:span text:style-name="T10"><text:a xlink:href="https://github.com/Gurubux/StatQuest/blob/master/Fitting_A_Curve/StatQuest_FITTING_A_CURVE.odt" xlink:type="simple">Performing 5 point window Least square line fitting:</text:a></text:span></text:p>
            <text:p><text:span text:style-name="T11">Live vs Parabola:</text:span></text:p>
            <text:p><text:span text:style-name="T12">Window Size :</text:span></text:p>
            <text:p><text:span text:style-name="T13">Loess and Lowess</text:span></text:p>
          </table:table-cell>
          <table:table-cell table:style-name="ce39" table:number-columns-repeated="3"/>
          <table:table-cell table:style-name="ce69" office:value-type="string" calcext:value-type="string">
            <text:p>Fitting a curve in python</text:p>
          </table:table-cell>
          <table:table-cell table:style-name="ce39" table:number-columns-repeated="1017"/>
        </table:table-row>
        <table:table-row table:style-name="ro7">
          <table:table-cell table:style-name="ce63" office:value-type="string" calcext:value-type="string">
            <text:p>Linear Regression </text:p>
          </table:table-cell>
          <table:table-cell table:style-name="ce39" office:value-type="string" calcext:value-type="string">
            <text:p><text:a xlink:href="https://github.com/Gurubux/StatQuest/blob/master/LinearRegression/SQ_Linear_regression.ipynb" xlink:type="simple">SQ_Linear_regression.ipynb</text:a></text:p>
          </table:table-cell>
          <table:table-cell table:style-name="ce46" office:value-type="string" calcext:value-type="string">
            <text:p><text:a xlink:href="https://www.coursera.org/learn/machine-learning/supplement/cRa2m/model-representation" xlink:type="simple">Model Representation</text:a>,<text:a xlink:href="https://www.coursera.org/learn/machine-learning/supplement/nhzyF/cost-function" xlink:type="simple"> Cost Function</text:a>, <text:a xlink:href="https://www.coursera.org/learn/machine-learning/supplement/u3qF5/cost-function-intuition-i" xlink:type="simple">Cost Function - Intuition I</text:a>, <text:a xlink:href="https://www.coursera.org/learn/machine-learning/supplement/9SEeJ/cost-function-intuition-ii" xlink:type="simple">Cost Function - Intuition II</text:a>, Gradient Descent, <text:a xlink:href="https://www.coursera.org/learn/machine-learning/supplement/QKEdR/gradient-descent-intuition" xlink:type="simple">Gradient Descent Intuition</text:a>, Gradient Descent For Linear Regression</text:p>
          </table:table-cell>
          <table:table-cell table:number-columns-repeated="1021"/>
        </table:table-row>
        <table:table-row table:style-name="ro10">
          <table:table-cell table:style-name="ce63" office:value-type="string" calcext:value-type="string">
            <text:p>Gradient Descent</text:p>
          </table:table-cell>
          <table:table-cell table:style-name="ce39" office:value-type="string" calcext:value-type="string">
            <text:p><text:a xlink:href="https://github.com/Gurubux/StatQuest/blob/master/GradientDescent/GradientDescent_AndrewNG_SGD_3DPlot_contour.ipynb" xlink:type="simple">GradientDescent_AndrewNG_SGD_3DPlot_contour.ipynb</text:a></text:p>
            <text:p><text:a xlink:href="https://github.com/Gurubux/StatQuest/blob/master/GradientDescent/GradientDescent_Stochastic_MiniBatch_DETAIL.ipynb" xlink:type="simple">GradientDescent_Stochastic_MiniBatch_DETAIL.ipynb</text:a></text:p>
            <text:p><text:a xlink:href="https://github.com/Gurubux/StatQuest/blob/master/GradientDescent/LinearRegressionUsingGradientDescent_And_SGDRegressor.ipynb" xlink:type="simple">LinearRegressionUsingGradientDescent_And_SGDRegressor.ipynb</text:a></text:p>
          </table:table-cell>
          <table:table-cell table:style-name="ce30" office:value-type="string" calcext:value-type="string">
            <text:p>Gradient Descent Procedure, </text:p>
            <text:p>Batch Gradient Descent </text:p>
            <text:p>Stochastic Gradient Descent, SGDRegressor</text:p>
            <text:p>Tips For Gradient Descent</text:p>
          </table:table-cell>
          <table:table-cell table:style-name="ce77" office:value-type="string" calcext:value-type="string">
            <text:p>cal_cost,</text:p>
            <text:p>gradient_descent, </text:p>
            <text:p>Plot_GD,</text:p>
            <text:p>stocashtic_gradient_descent,</text:p>
            <text:p>minibatch_gradient_descent</text:p>
          </table:table-cell>
          <table:table-cell table:style-name="ce78" office:value-type="string" calcext:value-type="string">
            <text:p>plot_GD,</text:p>
            <text:p>Contour plot,</text:p>
            <text:p>Plot_surface(3d)</text:p>
          </table:table-cell>
          <table:table-cell table:style-name="ce39" table:number-columns-repeated="1019"/>
        </table:table-row>
        <table:table-row table:style-name="ro2">
          <table:table-cell table:style-name="ce63" office:value-type="string" calcext:value-type="string">
            <text:p>Multiple Linear Regression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office:value-type="string" calcext:value-type="string">
            <text:p>OLS, Fvalue, F_pvalue,Confidenceinterval</text:p>
          </table:table-cell>
          <table:table-cell table:number-columns-repeated="2" office:value-type="string" calcext:value-type="string">
            <text:p>plot_f_distrubiton</text:p>
          </table:table-cell>
          <table:table-cell table:number-columns-repeated="1019"/>
        </table:table-row>
        <table:table-row table:style-name="ro10">
          <table:table-cell table:style-name="ce63" office:value-type="string" calcext:value-type="string">
            <text:p>Regularization Ridge-Lasso-ElasticNet</text:p>
          </table:table-cell>
          <table:table-cell table:style-name="ce81" office:value-type="string" calcext:value-type="string">
            <text:p><text:a xlink:href="https://github.com/Gurubux/StatQuest/blob/master/Regularization-Ridge-Lasso-ElasticNet/LassoAndRidgeRegression_data-lit.ipynb" xlink:type="simple">LassoAndRidgeRegression_data-lit.ipynb</text:a></text:p>
            <text:p><text:a xlink:href="https://github.com/Gurubux/StatQuest/blob/master/Regularization-Ridge-Lasso-ElasticNet/Ridge_Lasso_Elastic_net.ipynb" xlink:type="simple">Ridge_Lasso_Elastic_net.ipynb</text:a></text:p>
            <text:p><text:a xlink:href="https://github.com/Gurubux/StatQuest/blob/master/Regularization-Ridge-Lasso-ElasticNet/Ridge/Ridge.ipynb" xlink:type="simple">Ridge.ipynb</text:a></text:p>
            <text:p><text:a xlink:href="https://github.com/Gurubux/StatQuest/blob/master/Regularization-Ridge-Lasso-ElasticNet/Lasso/Lasso.ipynb" xlink:type="simple">Lasso.ipynb</text:a></text:p>
            <text:p><text:a xlink:href="https://github.com/Gurubux/StatQuest/blob/master/Regularization-Ridge-Lasso-ElasticNet/Elastic_net/Elastic-Net.ipynb" xlink:type="simple">Elastic-Net.ipynb</text:a></text:p>
          </table:table-cell>
          <table:table-cell table:style-name="ce39" office:value-type="string" calcext:value-type="string">
            <text:p>Regularization</text:p>
            <text:p>Ridge, Lasso, ElasticNet</text:p>
            <text:p>Loss Functiions</text:p>
            <text:p>Difference Between Ridge And Lasso?</text:p>
          </table:table-cell>
          <table:table-cell/>
          <table:table-cell table:style-name="ce39" office:value-type="string" calcext:value-type="string">
            <text:p>Plotting the Coefficients</text:p>
          </table:table-cell>
          <table:table-cell table:number-columns-repeated="1019"/>
        </table:table-row>
        <table:table-row table:style-name="ro2">
          <table:table-cell table:style-name="ce63" office:value-type="string" calcext:value-type="string">
            <text:p>Probability VS Likelihood</text:p>
          </table:table-cell>
          <table:table-cell table:number-columns-repeated="1023"/>
        </table:table-row>
        <table:table-row table:style-name="ro2">
          <table:table-cell table:style-name="ce76" office:value-type="string" calcext:value-type="string">
            <text:p>Logistic Regression</text:p>
          </table:table-cell>
          <table:table-cell table:style-name="ce82" table:number-columns-repeated="4"/>
          <table:table-cell table:style-name="ce58" office:value-type="string" calcext:value-type="string">
            <text:p>Classification</text:p>
          </table:table-cell>
          <table:table-cell table:style-name="ce82"/>
          <table:table-cell table:number-columns-repeated="1017"/>
        </table:table-row>
        <table:table-row table:style-name="ro7">
          <table:table-cell table:style-name="ce63" office:value-type="string" calcext:value-type="string">
            <text:p>GridSearchCV RandomizedSearchCV</text:p>
          </table:table-cell>
          <table:table-cell office:value-type="string" calcext:value-type="string">
            <text:p><text:a xlink:href="https://nbviewer.jupyter.org/github/Gurubux/StatQuest/blob/master/GridSearchCV_RandomizedSearchCV/08_grid_searchnew.ipynb" xlink:type="simple">08_grid_searchnew.ipynb</text:a></text:p>
          </table:table-cell>
          <table:table-cell office:value-type="string" calcext:value-type="string">
            <text:p>cross_val_score,</text:p>
            <text:p>GridSearchCV,</text:p>
            <text:p>Using the best parameters to make predictions,</text:p>
            <text:p>RandomizedSearchCV</text:p>
          </table:table-cell>
          <table:table-cell/>
          <table:table-cell table:style-name="ce39" office:value-type="string" calcext:value-type="string">
            <text:p>Cross-validation Scores Plotting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L-Analysis-Steps" table:style-name="ta1">
        <table:table-column table:style-name="co6" table:default-cell-style-name="ce25"/>
        <table:table-column table:style-name="co26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ML-Analysis-Steps</text:p>
          </table:table-cell>
          <table:table-cell table:style-name="ce65" office:value-type="string" calcext:value-type="string">
            <text:p>Code Files</text:p>
          </table:table-cell>
          <table:table-cell table:style-name="ce66" office:value-type="string" calcext:value-type="string">
            <text:p>Concepts</text:p>
          </table:table-cell>
          <table:table-cell table:style-name="ce65" office:value-type="string" calcext:value-type="string">
            <text:p>User-Defined Functions</text:p>
          </table:table-cell>
          <table:table-cell table:style-name="ce66" office:value-type="string" calcext:value-type="string">
            <text:p>Visualization</text:p>
          </table:table-cell>
          <table:table-cell table:style-name="ce67" office:value-type="string" calcext:value-type="string">
            <text:p>ML Type</text:p>
          </table:table-cell>
          <table:table-cell table:style-name="ce68" office:value-type="string" calcext:value-type="string">
            <text:p>REMARKS</text:p>
          </table:table-cell>
        </table:table-row>
        <table:table-row table:style-name="ro2">
          <table:table-cell table:style-name="ce22" office:value-type="string" calcext:value-type="string">
            <text:p>Basic Statistics</text:p>
          </table:table-cell>
          <table:table-cell table:number-columns-repeated="6"/>
        </table:table-row>
        <table:table-row table:style-name="ro5">
          <table:table-cell table:style-name="ce27" office:value-type="string" calcext:value-type="string">
            <text:p>Descriptive Statistics</text:p>
          </table:table-cell>
          <table:table-cell/>
          <table:table-cell office:value-type="string" calcext:value-type="string">
            <text:p>Measures Of Center,</text:p>
            <text:p>Measures Of Spread,</text:p>
            <text:p>Skewness And Kurtosis</text:p>
          </table:table-cell>
          <table:table-cell table:number-columns-repeated="4"/>
        </table:table-row>
        <table:table-row table:style-name="ro9">
          <table:table-cell table:style-name="ce27" office:value-type="string" calcext:value-type="string">
            <text:p>Probability Distributions</text:p>
          </table:table-cell>
          <table:table-cell table:style-name="ce39" office:value-type="string" calcext:value-type="string">
            <text:p/>
            <text:p><text:span text:style-name="T1"><text:a xlink:href="https://github.com/Gurubux/ML-Analysis-Steps/blob/master/BasicStatistics/ProbabilityDistributions/PROBABILITY_DISTRIBUTIONS.ipynb" xlink:type="simple">PROBABILITY_DISTRIBUTIONS.ipynb</text:a></text:span></text:p>
          </table:table-cell>
          <table:table-cell office:value-type="string" calcext:value-type="string">
            <text:p>The Uniform Distribution,</text:p>
            <text:p>Generating Random Numbers And Setting The Seed</text:p>
            <text:p>The Normal Or Gaussian Distribution</text:p>
            <text:p>The Binomial Distribution</text:p>
            <text:p>The Geometric And Exponential Distributions</text:p>
            <text:p>The Poisson Distribution</text:p>
          </table:table-cell>
          <table:table-cell/>
          <table:table-cell table:style-name="ce39" office:value-type="string" calcext:value-type="string">
            <text:p>The Uniform Distribution,</text:p>
            <text:p>The Normal Or Gaussian Distribution</text:p>
            <text:p>The Binomial Distribution</text:p>
            <text:p>The Geometric And Exponential Distributions</text:p>
            <text:p>The Poisson Distribution</text:p>
          </table:table-cell>
          <table:table-cell table:number-columns-repeated="2"/>
        </table:table-row>
        <table:table-row table:style-name="ro7">
          <table:table-cell table:style-name="ce27" office:value-type="string" calcext:value-type="string">
            <text:p>Point Estimates and Confidence Intervals</text:p>
          </table:table-cell>
          <table:table-cell table:style-name="ce39" office:value-type="string" calcext:value-type="string">
            <text:p><text:span text:style-name="T1"><text:a xlink:href="https://github.com/Gurubux/ML-Analysis-Steps/blob/master/BasicStatistics/InferentialAnalysis/InferentialAnalysis_PointEstimates_ConfidenceIntervals.ipynb" xlink:type="simple">InferentialAnalysis_PointEstimates_ConfidenceIntervals.ipynb</text:a></text:span></text:p>
          </table:table-cell>
          <table:table-cell office:value-type="string" calcext:value-type="string">
            <text:p>Point Estimates,</text:p>
            <text:p>Sampling Distributions And The Central Limit Theorem,</text:p>
            <text:p>Confidence Intervals,</text:p>
            <text:p>T-CRITICAL VALUE from t-distribution</text:p>
          </table:table-cell>
          <table:table-cell/>
          <table:table-cell table:style-name="ce39" office:value-type="string" calcext:value-type="string">
            <text:p>Confidence Intervals,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Inferential Statistics</text:p>
          </table:table-cell>
          <table:table-cell table:number-columns-repeated="6"/>
        </table:table-row>
        <table:table-row table:style-name="ro8">
          <table:table-cell table:style-name="ce27" office:value-type="string" calcext:value-type="string">
            <text:p>Hypothesis Testing and the T-Test</text:p>
          </table:table-cell>
          <table:table-cell table:style-name="ce39" office:value-type="string" calcext:value-type="string">
            <text:p><text:a xlink:href="https://github.com/Gurubux/ML-Analysis-Steps/blob/master/InferentialStatistics/HypothesisTestingAndTheT-Test/HypothesisTestingAndTheT_Test_ConfidenceInterval.ipynb" xlink:type="simple">HypothesisTestingAndTheT_Test_ConfidenceInterval.ipynb</text:a></text:p>
          </table:table-cell>
          <table:table-cell table:style-name="ce39" office:value-type="string" calcext:value-type="string">
            <text:p>HYPOTHESIS TESTING BASICS</text:p>
            <text:p>  - Null Hypothesis</text:p>
            <text:p>  - Alternative Hypothesis</text:p>
            <text:p>  - Significance (alpha α)</text:p>
            <text:p>T-TEST</text:p>
            <text:p>ONE-SAMPLE T-TEST</text:p>
            <text:p>TWO-SAMPLE T-TEST</text:p>
            <text:p>PAIRED T-TEST</text:p>
            <text:p>TYPE I AND TYPE II ERROR</text:p>
            <text:p>PDF, CDF, PPF</text:p>
          </table:table-cell>
          <table:table-cell table:style-name="ce39" office:value-type="string" calcext:value-type="string">
            <text:p>normal_curve_confidence_shade</text:p>
            <text:p>draw_z_score</text:p>
          </table:table-cell>
          <table:table-cell table:style-name="ce39" office:value-type="string" calcext:value-type="string">
            <text:p>normal_curve_confidence_shade</text:p>
            <text:p>draw_z_score</text:p>
            <text:p>Distplot</text:p>
            <text:p><text:span text:style-name="T1">Type I And Type II Error</text:span></text:p>
          </table:table-cell>
          <table:table-cell table:number-columns-repeated="2"/>
        </table:table-row>
        <table:table-row table:style-name="ro5">
          <table:table-cell table:style-name="ce27" office:value-type="string" calcext:value-type="string">
            <text:p>Chi-Squared Tests</text:p>
          </table:table-cell>
          <table:table-cell table:style-name="ce39" office:value-type="string" calcext:value-type="string">
            <text:p><text:a xlink:href="https://github.com/Gurubux/ML-Analysis-Steps/blob/master/InferentialStatistics/Chi-SquaredTests/CHI_SQUARED_TESTS.ipynb" xlink:type="simple">CHI_SQUARED_TESTS.ipynb</text:a></text:p>
          </table:table-cell>
          <table:table-cell table:style-name="ce39" office:value-type="string" calcext:value-type="string">
            <text:p><text:a xlink:href="https://github.com/Gurubux/ML-Analysis-Steps/blob/master/InferentialStatistics/Chi-SquaredTests/crosstab_cheatsheet.pdf" xlink:type="simple">crosstab_cheatsheet</text:a></text:p>
            <text:p>CHI-SQUARED GOODNESS-OF-FIT TEST</text:p>
            <text:p>CHI-SQUARE TEST OF INDEPENDENCE</text:p>
          </table:table-cell>
          <table:table-cell table:style-name="ce39" table:number-columns-repeated="2"/>
          <table:table-cell table:number-columns-repeated="2"/>
        </table:table-row>
        <table:table-row table:style-name="ro2">
          <table:table-cell table:style-name="ce27" office:value-type="string" calcext:value-type="string">
            <text:p>Analysis of Variance (ANOVA)</text:p>
          </table:table-cell>
          <table:table-cell table:style-name="ce39" office:value-type="string" calcext:value-type="string">
            <text:p><text:a xlink:href="https://github.com/Gurubux/ML-Analysis-Steps/blob/master/InferentialStatistics/AnalysisOfVariance(ANOVA)/AnalysisOfVariance_ANOVA.ipynb" xlink:type="simple">AnalysisOfVariance_ANOVA.ipynb</text:a></text:p>
          </table:table-cell>
          <table:table-cell table:style-name="ce39" office:value-type="string" calcext:value-type="string">
            <text:p>ONE-WAY ANOVA</text:p>
          </table:table-cell>
          <table:table-cell table:style-name="ce39"/>
          <table:table-cell table:style-name="ce39" office:value-type="string" calcext:value-type="string">
            <text:p><text:a xlink:href="https://github.com/Gurubux/ML-Analysis-Steps/blob/master/InferentialStatistics/AnalysisOfVariance(ANOVA)/Pairwise_turkey_hsd.png" xlink:type="simple">Pairwise_turkey_hsd</text:a>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Predictive Modeling</text:p>
          </table:table-cell>
          <table:table-cell table:style-name="ce39" table:number-columns-repeated="4"/>
          <table:table-cell table:number-columns-repeated="2"/>
        </table:table-row>
        <table:table-row table:style-name="ro7">
          <table:table-cell table:style-name="ce27" office:value-type="string" calcext:value-type="string">
            <text:p>Linear Regression</text:p>
          </table:table-cell>
          <table:table-cell table:style-name="ce39" office:value-type="string" calcext:value-type="string">
            <text:p><text:a xlink:href="https://github.com/Gurubux/ML-Analysis-Steps/blob/master/PredictiveModeling/LinearRegression/LinearRegression.ipynb" xlink:type="simple">LinearRegression.ipynb</text:a></text:p>
          </table:table-cell>
          <table:table-cell table:style-name="ce39" office:value-type="string" calcext:value-type="string">
            <text:p>Linear Regression Basics,</text:p>
            <text:p>Polynomial Regression,</text:p>
            <text:p>Multiple Linear Regression,</text:p>
            <text:p/>
          </table:table-cell>
          <table:table-cell table:style-name="ce39"/>
          <table:table-cell table:style-name="ce39" office:value-type="string" calcext:value-type="string">
            <text:p>probplot</text:p>
          </table:table-cell>
          <table:table-cell table:number-columns-repeated="2"/>
        </table:table-row>
        <table:table-row table:style-name="ro2">
          <table:table-cell table:style-name="ce90" office:value-type="string" calcext:value-type="string">
            <text:p>Logistic Regression</text:p>
          </table:table-cell>
          <table:table-cell table:style-name="ce94" office:value-type="string" calcext:value-type="string" table:number-columns-spanned="1" table:number-rows-spanned="3">
            <text:p><text:a xlink:href="http://hamelg.blogspot.com/2015/12/python-for-data-analysis-index.html?view=timeslide" xlink:type="simple">http://hamelg.blogspot.com/2015/12/python-for-data-analysis-index.html?view=timeslide</text:a></text:p>
          </table:table-cell>
          <table:table-cell table:style-name="ce107" table:number-columns-repeated="3"/>
          <table:table-cell table:style-name="ce58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90" office:value-type="string" calcext:value-type="string">
            <text:p>Decision Trees</text:p>
          </table:table-cell>
          <table:covered-table-cell table:style-name="ce107"/>
          <table:table-cell table:style-name="ce107" table:number-columns-repeated="3"/>
          <table:table-cell table:style-name="ce58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90" office:value-type="string" calcext:value-type="string">
            <text:p>Random Forests</text:p>
          </table:table-cell>
          <table:covered-table-cell table:style-name="ce107"/>
          <table:table-cell table:style-name="ce107" table:number-columns-repeated="3"/>
          <table:table-cell table:style-name="ce58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91"/>
          <table:table-cell table:style-name="ce96" table:number-columns-repeated="4"/>
          <table:table-cell table:style-name="ce97"/>
          <table:table-cell/>
        </table:table-row>
        <table:table-row table:style-name="ro10">
          <table:table-cell table:style-name="ce92" office:value-type="string" calcext:value-type="string">
            <text:p>Accuracy_Precision_Sensitivity-Recall_Specificity</text:p>
          </table:table-cell>
          <table:table-cell table:style-name="ce39" office:value-type="string" calcext:value-type="string">
            <text:p><text:a xlink:href="https://github.com/Gurubux/ML-Analysis-Steps/blob/master/Accuracy_Precision_Sensitivity-Recall_Specificity/Sensitivity-Recall_Specificity_precision.txt" xlink:type="simple">Sensitivity-Recall_Specificity_precision.txt</text:a></text:p>
          </table:table-cell>
          <table:table-cell table:style-name="ce39" office:value-type="string" calcext:value-type="string">
            <text:p><text:span text:style-name="T1">Sensitivity/Recall</text:span></text:p>
            <text:p>Specificity </text:p>
            <text:p>Precision </text:p>
            <text:p>ACCURACY</text:p>
            <text:p>Confusion-Matrix</text:p>
          </table:table-cell>
          <table:table-cell table:style-name="ce39"/>
          <table:table-cell table:style-name="ce39" office:value-type="string" calcext:value-type="string">
            <text:p>plot_confusion_matrix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Bias-Variance</text:p>
          </table:table-cell>
          <table:table-cell table:style-name="ce39" table:number-columns-repeated="4"/>
          <table:table-cell table:number-columns-repeated="2"/>
        </table:table-row>
        <table:table-row table:style-name="ro5">
          <table:table-cell table:style-name="ce22" office:value-type="string" calcext:value-type="string">
            <text:p>Confusion-Matrix</text:p>
          </table:table-cell>
          <table:table-cell table:style-name="ce39" office:value-type="string" calcext:value-type="string">
            <text:p><text:a xlink:href="https://github.com/Gurubux/Data-Lit/blob/master/2-StatisticsAndProbability/2.1-CreditScoring/Loan_Default_Prediction.ipynb" xlink:type="simple">Loan_Default_Prediction.ipynb</text:a></text:p>
            <text:p><text:a xlink:href="https://github.com/Gurubux/ML-Analysis-Steps/blob/master/Confusion-Matrix/Confusion_Matrix_Practice.ipynb" xlink:type="simple">Confusion_Matrix_Practice.ipynb</text:a></text:p>
            <text:p><text:a xlink:href="https://github.com/Gurubux/ML-Analysis-Steps/blob/master/Confusion-Matrix/plot_confusion_matrix.ipynb" xlink:type="simple">plot_confusion_matrix.ipynb</text:a></text:p>
          </table:table-cell>
          <table:table-cell table:style-name="ce39" office:value-type="string" calcext:value-type="string">
            <text:p>Confusion matrix</text:p>
          </table:table-cell>
          <table:table-cell table:style-name="ce39" office:value-type="string" calcext:value-type="string">
            <text:p>plot_confusion_matrix</text:p>
            <text:p>plot_confusion_matrix2</text:p>
          </table:table-cell>
          <table:table-cell table:style-name="ce39" office:value-type="string" calcext:value-type="string">
            <text:p>plot_confusion_matrix</text:p>
            <text:p>plot_confusion_matrix2</text:p>
          </table:table-cell>
          <table:table-cell table:number-columns-repeated="2"/>
        </table:table-row>
        <table:table-row table:style-name="ro5">
          <table:table-cell table:style-name="ce22" office:value-type="string" calcext:value-type="string">
            <text:p>Correlation_Coefficient</text:p>
          </table:table-cell>
          <table:table-cell table:style-name="ce39" office:value-type="string" calcext:value-type="string">
            <text:p><text:a xlink:href="https://github.com/llSourcell/LoanDefault-Prediction/blob/master/Loan_Default_Prediction_Final.ipynb" xlink:type="simple">Loan_Default_Prediction_Final.ipynb</text:a></text:p>
            <text:p><text:a xlink:href="https://nbviewer.jupyter.org/github/Gurubux/CognitiveClass-ML/blob/master/Course/3-Regression/3.3MultipleLinearRegression/Board_Game_Review_Prediction__SimpleANDMultipleRegression.ipynb" xlink:type="simple">Board_Game_Review_Prediction.ipynb</text:a></text:p>
          </table:table-cell>
          <table:table-cell table:style-name="ce39" office:value-type="string" calcext:value-type="string">
            <text:p>CORRELATION</text:p>
            <text:p>COVARIANCE</text:p>
            <text:p>CORRELATION COEFFICIENT MATRIX PLOTTING</text:p>
          </table:table-cell>
          <table:table-cell table:style-name="ce39" office:value-type="string" calcext:value-type="string">
            <text:p>plot_Correlation_Coefficient_1</text:p>
            <text:p>plot_Correlation_Coefficient_2</text:p>
          </table:table-cell>
          <table:table-cell table:style-name="ce39" office:value-type="string" calcext:value-type="string">
            <text:p>plot_Correlation_Coefficient_1</text:p>
            <text:p>plot_Correlation_Coefficient_2</text:p>
          </table:table-cell>
          <table:table-cell table:number-columns-repeated="2"/>
        </table:table-row>
        <table:table-row table:style-name="ro6">
          <table:table-cell table:style-name="ce22" office:value-type="string" calcext:value-type="string">
            <text:p>Cross-Validation</text:p>
          </table:table-cell>
          <table:table-cell table:style-name="ce39" office:value-type="string" calcext:value-type="string">
            <text:p><text:a xlink:href="https://github.com/Gurubux/ML-Analysis-Steps/blob/master/Cross-Validation/Cross_Validation_Practice.ipynb" xlink:type="simple">Cross_Validation_Practice.ipynb</text:a></text:p>
            <text:p><text:a xlink:href="https://github.com/Gurubux/ML-Analysis-Steps/blob/master/Cross-Validation/07_cross_validation.ipynb" xlink:type="simple">07_cross_validation.ipynb</text:a></text:p>
          </table:table-cell>
          <table:table-cell table:style-name="ce39" office:value-type="string" calcext:value-type="string">
            <text:p>Kfold</text:p>
            <text:p>Cross_val_score</text:p>
          </table:table-cell>
          <table:table-cell table:style-name="ce39" table:number-columns-repeated="2"/>
          <table:table-cell table:number-columns-repeated="2"/>
        </table:table-row>
        <table:table-row table:style-name="ro4">
          <table:table-cell table:style-name="ce93" office:value-type="string" calcext:value-type="string">
            <text:p>ROC_AUC</text:p>
          </table:table-cell>
          <table:table-cell table:style-name="ce39" office:value-type="string" calcext:value-type="string">
            <text:p><text:a xlink:href="https://github.com/Gurubux/ML-Analysis-Steps/blob/master/ROC_AUC/ROC_AUC.ipynb" xlink:type="simple">ROC_AUC.ipynb</text:a></text:p>
            <text:p><text:a xlink:href="https://github.com/Gurubux/Data-Lit/blob/master/2-StatisticsAndProbability/2.1-CreditScoring/Loan_Default_Prediction.ipynb" xlink:type="simple">Loan_Default_Prediction.ipynb</text:a></text:p>
          </table:table-cell>
          <table:table-cell table:style-name="ce39" office:value-type="string" calcext:value-type="string">
            <text:p>roc_auc_score</text:p>
            <text:p>roc_curve</text:p>
            <text:p>precision_recall_curve</text:p>
            <text:p>average_precision_score</text:p>
            <text:p>Auc</text:p>
            <text:p>f1_score</text:p>
            <text:p/>
          </table:table-cell>
          <table:table-cell table:style-name="ce39" office:value-type="string" calcext:value-type="string">
            <text:p>plot_roc_curve</text:p>
            <text:p>PlotAUC</text:p>
          </table:table-cell>
          <table:table-cell table:style-name="ce39" office:value-type="string" calcext:value-type="string">
            <text:p>plot_roc_curve</text:p>
            <text:p>PlotAUC</text:p>
          </table:table-cell>
          <table:table-cell table:number-columns-repeated="2"/>
        </table:table-row>
        <table:table-row table:style-name="ro2" table:number-rows-repeated="104855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4:46:05.9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7:17:07.432000000</meta:creation-date>
    <dc:date>2019-06-10T21:02:17.320000000</dc:date>
    <meta:editing-duration>P1DT8H35M53S</meta:editing-duration>
    <meta:editing-cycles>30</meta:editing-cycles>
    <meta:generator>LibreOffice/6.2.4.2$Windows_X86_64 LibreOffice_project/2412653d852ce75f65fbfa83fb7e7b669a126d64</meta:generator>
    <meta:document-statistic meta:table-count="6" meta:cell-count="326" meta:object-count="0"/>
  </office:meta>
</office:document-meta>
</file>